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7252in"/>
    </style:style>
    <style:style style:name="co2" style:family="table-column">
      <style:table-column-properties fo:break-before="auto" style:column-width="0.3681in"/>
    </style:style>
    <style:style style:name="co3" style:family="table-column">
      <style:table-column-properties fo:break-before="auto" style:column-width="0.1283in"/>
    </style:style>
    <style:style style:name="co4" style:family="table-column">
      <style:table-column-properties fo:break-before="auto" style:column-width="0.536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999999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999999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svg:width="6.0071in" svg:height="5.9228in" svg:x="0.2197in" svg:y="2.6291in">
            <draw:object draw:notify-on-update-of-ranges="Sheet1.A2:Sheet1.A2 Sheet1.A3:Sheet1.A16 Sheet1.B2:Sheet1.B2 Sheet1.B3:Sheet1.B16 Sheet1.A2:Sheet1.A2 Sheet1.A3:Sheet1.A16 Sheet1.C2:Sheet1.C2 Sheet1.C3:Sheet1.C16 Sheet1.A2:Sheet1.A2 Sheet1.A3:Sheet1.A16 Sheet1.D2:Sheet1.D2 Sheet1.D3:Sheet1.D16 Sheet1.A2:Sheet1.A2 Sheet1.A3:Sheet1.A16 Sheet1.E2:Sheet1.E2 Sheet1.E3:Sheet1.E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Default"/>
        <table:table-column table:style-name="co4" table:number-columns-repeated="4" table:default-cell-style-name="ce6"/>
        <table:table-column table:style-name="co5" table:number-columns-repeated="1014" table:default-cell-style-name="Default"/>
        <table:table-row table:style-name="ro1">
          <table:table-cell table:style-name="ce1" table:number-columns-repeated="5"/>
          <table:table-cell table:style-name="ce3"/>
          <table:table-cell table:style-name="ce4" office:value-type="string" table:number-columns-spanned="4" table:number-rows-spanned="1">
            <text:p>Aperture Change per Unit</text:p>
          </table:table-cell>
          <table:covered-table-cell table:style-name="Default"/>
          <table:covered-table-cell table:number-columns-repeated="2" table:style-name="ce3"/>
          <table:table-cell table:style-name="ce3" table:number-columns-repeated="1014"/>
        </table:table-row>
        <table:table-row table:style-name="ro1">
          <table:table-cell table:style-name="ce1" office:value-type="string">
            <text:p>Aperture</text:p>
          </table:table-cell>
          <table:table-cell table:style-name="ce1" office:value-type="string">
            <text:p>A5</text:p>
          </table:table-cell>
          <table:table-cell table:style-name="ce1" office:value-type="string">
            <text:p>A4</text:p>
          </table:table-cell>
          <table:table-cell table:style-name="ce1" office:value-type="string">
            <text:p>A3</text:p>
          </table:table-cell>
          <table:table-cell table:style-name="ce1" office:value-type="string">
            <text:p>A2</text:p>
          </table:table-cell>
          <table:table-cell table:style-name="ce3"/>
          <table:table-cell table:style-name="ce5" office:value-type="string">
            <text:p>A5</text:p>
          </table:table-cell>
          <table:table-cell table:style-name="ce5" office:value-type="string">
            <text:p>A4</text:p>
          </table:table-cell>
          <table:table-cell table:style-name="ce5" office:value-type="string">
            <text:p>A3</text:p>
          </table:table-cell>
          <table:table-cell table:style-name="ce5" office:value-type="string">
            <text:p>A2</text:p>
          </table:table-cell>
          <table:table-cell table:style-name="ce3" table:number-columns-repeated="1014"/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30">
            <text:p>30</text:p>
          </table:table-cell>
          <table:table-cell table:number-columns-repeated="2" office:value-type="float" office:value="22">
            <text:p>22</text:p>
          </table:table-cell>
          <table:table-cell office:value-type="float" office:value="28">
            <text:p>28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82">
            <text:p>82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74">
            <text:p>74</text:p>
          </table:table-cell>
          <table:table-cell/>
          <table:table-cell table:formula="of:=([.$A4]-[.$A3])/([.B4]-[.B3])" office:value-type="percentage" office:value="0.0192307692307692">
            <text:p>1.92%</text:p>
          </table:table-cell>
          <table:table-cell table:formula="of:=([.$A4]-[.$A3])/([.C4]-[.C3])" office:value-type="percentage" office:value="0.027027027027027">
            <text:p>2.70%</text:p>
          </table:table-cell>
          <table:table-cell table:formula="of:=([.$A4]-[.$A3])/([.D4]-[.D3])" office:value-type="percentage" office:value="0.024390243902439">
            <text:p>2.44%</text:p>
          </table:table-cell>
          <table:table-cell table:formula="of:=([.$A4]-[.$A3])/([.E4]-[.E3])" office:value-type="percentage" office:value="0.0217391304347826">
            <text:p>2.17%</text:p>
          </table:table-cell>
          <table:table-cell table:number-columns-repeated="1014"/>
        </table:table-row>
        <table:table-row table:style-name="ro1">
          <table:table-cell table:style-name="Default" office:value-type="float" office:value="3.7">
            <text:p>3.7</text:p>
          </table:table-cell>
          <table:table-cell table:style-name="Default" office:value-type="float" office:value="105">
            <text:p>105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90">
            <text:p>90</text:p>
          </table:table-cell>
          <table:table-cell/>
          <table:table-cell table:formula="of:=([.$A5]-[.$A4])/([.B5]-[.B4])" office:value-type="percentage" office:value="0.0347826086956522">
            <text:p>3.48%</text:p>
          </table:table-cell>
          <table:table-cell table:formula="of:=([.$A5]-[.$A4])/([.C5]-[.C4])" office:value-type="percentage" office:value="0.0307692307692308">
            <text:p>3.08%</text:p>
          </table:table-cell>
          <table:table-cell table:formula="of:=([.$A5]-[.$A4])/([.D5]-[.D4])" office:value-type="percentage" office:value="0.0307692307692308">
            <text:p>3.08%</text:p>
          </table:table-cell>
          <table:table-cell table:formula="of:=([.$A5]-[.$A4])/([.E5]-[.E4])" office:value-type="percentage" office:value="0.05">
            <text:p>5.00%</text:p>
          </table:table-cell>
          <table:table-cell table:number-columns-repeated="1014"/>
        </table:table-row>
        <table:table-row table:style-name="ro1">
          <table:table-cell table:style-name="Default" office:value-type="float" office:value="5.3">
            <text:p>5.3</text:p>
          </table:table-cell>
          <table:table-cell table:style-name="Default" office:value-type="float" office:value="260">
            <text:p>260</text:p>
          </table:table-cell>
          <table:table-cell table:style-name="Default" office:value-type="float" office:value="199">
            <text:p>199</text:p>
          </table:table-cell>
          <table:table-cell table:style-name="Default" office:value-type="float" office:value="221">
            <text:p>221</text:p>
          </table:table-cell>
          <table:table-cell table:style-name="Default" office:value-type="float" office:value="233">
            <text:p>233</text:p>
          </table:table-cell>
          <table:table-cell/>
          <table:table-cell table:formula="of:=([.$A6]-[.$A5])/([.B6]-[.B5])" office:value-type="percentage" office:value="0.0103225806451613">
            <text:p>1.03%</text:p>
          </table:table-cell>
          <table:table-cell table:formula="of:=([.$A6]-[.$A5])/([.C6]-[.C5])" office:value-type="percentage" office:value="0.0140350877192982">
            <text:p>1.40%</text:p>
          </table:table-cell>
          <table:table-cell table:formula="of:=([.$A6]-[.$A5])/([.D6]-[.D5])" office:value-type="percentage" office:value="0.0121212121212121">
            <text:p>1.21%</text:p>
          </table:table-cell>
          <table:table-cell table:formula="of:=([.$A6]-[.$A5])/([.E6]-[.E5])" office:value-type="percentage" office:value="0.0111888111888112">
            <text:p>1.12%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6">
            <text:p>456</text:p>
          </table:table-cell>
          <table:table-cell office:value-type="float" office:value="380">
            <text:p>380</text:p>
          </table:table-cell>
          <table:table-cell office:value-type="float" office:value="410">
            <text:p>410</text:p>
          </table:table-cell>
          <table:table-cell office:value-type="float" office:value="423">
            <text:p>423</text:p>
          </table:table-cell>
          <table:table-cell/>
          <table:table-cell table:formula="of:=([.$A7]-[.$A6])/([.B7]-[.B6])" office:value-type="percentage" office:value="0.0086734693877551">
            <text:p>0.87%</text:p>
          </table:table-cell>
          <table:table-cell table:formula="of:=([.$A7]-[.$A6])/([.C7]-[.C6])" office:value-type="percentage" office:value="0.00939226519337017">
            <text:p>0.94%</text:p>
          </table:table-cell>
          <table:table-cell table:formula="of:=([.$A7]-[.$A6])/([.D7]-[.D6])" office:value-type="percentage" office:value="0.008994708994709">
            <text:p>0.90%</text:p>
          </table:table-cell>
          <table:table-cell table:formula="of:=([.$A7]-[.$A6])/([.E7]-[.E6])" office:value-type="percentage" office:value="0.00894736842105263">
            <text:p>0.89%</text:p>
          </table:table-cell>
          <table:table-cell table:number-columns-repeated="1014"/>
        </table:table-row>
        <table:table-row table:style-name="ro1">
          <table:table-cell office:value-type="float" office:value="7.9">
            <text:p>7.9</text:p>
          </table:table-cell>
          <table:table-cell office:value-type="float" office:value="553">
            <text:p>553</text:p>
          </table:table-cell>
          <table:table-cell office:value-type="float" office:value="494">
            <text:p>494</text:p>
          </table:table-cell>
          <table:table-cell office:value-type="float" office:value="513">
            <text:p>513</text:p>
          </table:table-cell>
          <table:table-cell office:value-type="float" office:value="532">
            <text:p>532</text:p>
          </table:table-cell>
          <table:table-cell/>
          <table:table-cell table:formula="of:=([.$A8]-[.$A7])/([.B8]-[.B7])" office:value-type="percentage" office:value="0.00927835051546392">
            <text:p>0.93%</text:p>
          </table:table-cell>
          <table:table-cell table:formula="of:=([.$A8]-[.$A7])/([.C8]-[.C7])" office:value-type="percentage" office:value="0.00789473684210527">
            <text:p>0.79%</text:p>
          </table:table-cell>
          <table:table-cell table:formula="of:=([.$A8]-[.$A7])/([.D8]-[.D7])" office:value-type="percentage" office:value="0.00873786407766991">
            <text:p>0.87%</text:p>
          </table:table-cell>
          <table:table-cell table:formula="of:=([.$A8]-[.$A7])/([.E8]-[.E7])" office:value-type="percentage" office:value="0.00825688073394496">
            <text:p>0.83%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0">
            <text:p>650</text:p>
          </table:table-cell>
          <table:table-cell office:value-type="float" office:value="596">
            <text:p>596</text:p>
          </table:table-cell>
          <table:table-cell office:value-type="float" office:value="624">
            <text:p>624</text:p>
          </table:table-cell>
          <table:table-cell office:value-type="float" office:value="621">
            <text:p>621</text:p>
          </table:table-cell>
          <table:table-cell/>
          <table:table-cell table:formula="of:=([.$A9]-[.$A8])/([.B9]-[.B8])" office:value-type="percentage" office:value="0.011340206185567">
            <text:p>1.13%</text:p>
          </table:table-cell>
          <table:table-cell table:formula="of:=([.$A9]-[.$A8])/([.C9]-[.C8])" office:value-type="percentage" office:value="0.0107843137254902">
            <text:p>1.08%</text:p>
          </table:table-cell>
          <table:table-cell table:formula="of:=([.$A9]-[.$A8])/([.D9]-[.D8])" office:value-type="percentage" office:value="0.00990990990990991">
            <text:p>0.99%</text:p>
          </table:table-cell>
          <table:table-cell table:formula="of:=([.$A9]-[.$A8])/([.E9]-[.E8])" office:value-type="percentage" office:value="0.0123595505617978">
            <text:p>1.24%</text:p>
          </table:table-cell>
          <table:table-cell table:number-columns-repeated="1014"/>
        </table:table-row>
        <table:table-row table:style-name="ro1">
          <table:table-cell office:value-type="float" office:value="10.3">
            <text:p>10.3</text:p>
          </table:table-cell>
          <table:table-cell office:value-type="float" office:value="780">
            <text:p>780</text:p>
          </table:table-cell>
          <table:table-cell office:value-type="float" office:value="725">
            <text:p>725</text:p>
          </table:table-cell>
          <table:table-cell office:value-type="float" office:value="752">
            <text:p>752</text:p>
          </table:table-cell>
          <table:table-cell office:value-type="float" office:value="760">
            <text:p>760</text:p>
          </table:table-cell>
          <table:table-cell/>
          <table:table-cell table:formula="of:=([.$A10]-[.$A9])/([.B10]-[.B9])" office:value-type="percentage" office:value="0.01">
            <text:p>1.00%</text:p>
          </table:table-cell>
          <table:table-cell table:formula="of:=([.$A10]-[.$A9])/([.C10]-[.C9])" office:value-type="percentage" office:value="0.010077519379845">
            <text:p>1.01%</text:p>
          </table:table-cell>
          <table:table-cell table:formula="of:=([.$A10]-[.$A9])/([.D10]-[.D9])" office:value-type="percentage" office:value="0.01015625">
            <text:p>1.02%</text:p>
          </table:table-cell>
          <table:table-cell table:formula="of:=([.$A10]-[.$A9])/([.E10]-[.E9])" office:value-type="percentage" office:value="0.00935251798561152">
            <text:p>0.94%</text:p>
          </table:table-cell>
          <table:table-cell table:number-columns-repeated="1014"/>
        </table:table-row>
        <table:table-row table:style-name="ro1">
          <table:table-cell office:value-type="float" office:value="11.3">
            <text:p>11.3</text:p>
          </table:table-cell>
          <table:table-cell office:value-type="float" office:value="828">
            <text:p>828</text:p>
          </table:table-cell>
          <table:table-cell office:value-type="float" office:value="770">
            <text:p>770</text:p>
          </table:table-cell>
          <table:table-cell office:value-type="float" office:value="799">
            <text:p>799</text:p>
          </table:table-cell>
          <table:table-cell office:value-type="float" office:value="814">
            <text:p>814</text:p>
          </table:table-cell>
          <table:table-cell/>
          <table:table-cell table:formula="of:=([.$A11]-[.$A10])/([.B11]-[.B10])" office:value-type="percentage" office:value="0.0208333333333333">
            <text:p>2.08%</text:p>
          </table:table-cell>
          <table:table-cell table:formula="of:=([.$A11]-[.$A10])/([.C11]-[.C10])" office:value-type="percentage" office:value="0.0222222222222222">
            <text:p>2.22%</text:p>
          </table:table-cell>
          <table:table-cell table:formula="of:=([.$A11]-[.$A10])/([.D11]-[.D10])" office:value-type="percentage" office:value="0.0212765957446808">
            <text:p>2.13%</text:p>
          </table:table-cell>
          <table:table-cell table:formula="of:=([.$A11]-[.$A10])/([.E11]-[.E10])" office:value-type="percentage" office:value="0.0185185185185185">
            <text:p>1.85%</text:p>
          </table:table-cell>
          <table:table-cell table:number-columns-repeated="1014"/>
        </table:table-row>
        <table:table-row table:style-name="ro1">
          <table:table-cell office:value-type="float" office:value="12.1">
            <text:p>12.1</text:p>
          </table:table-cell>
          <table:table-cell office:value-type="float" office:value="858">
            <text:p>858</text:p>
          </table:table-cell>
          <table:table-cell office:value-type="float" office:value="798">
            <text:p>798</text:p>
          </table:table-cell>
          <table:table-cell office:value-type="float" office:value="822">
            <text:p>822</text:p>
          </table:table-cell>
          <table:table-cell office:value-type="float" office:value="846">
            <text:p>846</text:p>
          </table:table-cell>
          <table:table-cell/>
          <table:table-cell table:formula="of:=([.$A12]-[.$A11])/([.B12]-[.B11])" office:value-type="percentage" office:value="0.0266666666666666">
            <text:p>2.67%</text:p>
          </table:table-cell>
          <table:table-cell table:formula="of:=([.$A12]-[.$A11])/([.C12]-[.C11])" office:value-type="percentage" office:value="0.0285714285714285">
            <text:p>2.86%</text:p>
          </table:table-cell>
          <table:table-cell table:formula="of:=([.$A12]-[.$A11])/([.D12]-[.D11])" office:value-type="percentage" office:value="0.0347826086956521">
            <text:p>3.48%</text:p>
          </table:table-cell>
          <table:table-cell table:formula="of:=([.$A12]-[.$A11])/([.E12]-[.E11])" office:value-type="percentage" office:value="0.025">
            <text:p>2.50%</text:p>
          </table:table-cell>
          <table:table-cell table:number-columns-repeated="1014"/>
        </table:table-row>
        <table:table-row table:style-name="ro1">
          <table:table-cell office:value-type="float" office:value="13.1">
            <text:p>13.1</text:p>
          </table:table-cell>
          <table:table-cell office:value-type="float" office:value="904">
            <text:p>904</text:p>
          </table:table-cell>
          <table:table-cell office:value-type="float" office:value="880">
            <text:p>880</text:p>
          </table:table-cell>
          <table:table-cell office:value-type="float" office:value="892">
            <text:p>892</text:p>
          </table:table-cell>
          <table:table-cell office:value-type="float" office:value="897">
            <text:p>897</text:p>
          </table:table-cell>
          <table:table-cell/>
          <table:table-cell table:formula="of:=([.$A13]-[.$A12])/([.B13]-[.B12])" office:value-type="percentage" office:value="0.0217391304347826">
            <text:p>2.17%</text:p>
          </table:table-cell>
          <table:table-cell table:formula="of:=([.$A13]-[.$A12])/([.C13]-[.C12])" office:value-type="percentage" office:value="0.0121951219512195">
            <text:p>1.22%</text:p>
          </table:table-cell>
          <table:table-cell table:formula="of:=([.$A13]-[.$A12])/([.D13]-[.D12])" office:value-type="percentage" office:value="0.0142857142857143">
            <text:p>1.43%</text:p>
          </table:table-cell>
          <table:table-cell table:formula="of:=([.$A13]-[.$A12])/([.E13]-[.E12])" office:value-type="percentage" office:value="0.0196078431372549">
            <text:p>1.96%</text:p>
          </table:table-cell>
          <table:table-cell table:number-columns-repeated="1014"/>
        </table:table-row>
        <table:table-row table:style-name="ro1">
          <table:table-cell table:style-name="Default" office:value-type="float" office:value="13.6">
            <text:p>13.6</text:p>
          </table:table-cell>
          <table:table-cell table:style-name="Default" office:value-type="float" office:value="923">
            <text:p>923</text:p>
          </table:table-cell>
          <table:table-cell table:style-name="Default" office:value-type="float" office:value="905">
            <text:p>905</text:p>
          </table:table-cell>
          <table:table-cell table:number-columns-repeated="2" table:style-name="Default" office:value-type="float" office:value="915">
            <text:p>915</text:p>
          </table:table-cell>
          <table:table-cell/>
          <table:table-cell table:formula="of:=([.$A14]-[.$A13])/([.B14]-[.B13])" office:value-type="percentage" office:value="0.0263157894736842">
            <text:p>2.63%</text:p>
          </table:table-cell>
          <table:table-cell table:formula="of:=([.$A14]-[.$A13])/([.C14]-[.C13])" office:value-type="percentage" office:value="0.02">
            <text:p>2.00%</text:p>
          </table:table-cell>
          <table:table-cell table:formula="of:=([.$A14]-[.$A13])/([.D14]-[.D13])" office:value-type="percentage" office:value="0.0217391304347826">
            <text:p>2.17%</text:p>
          </table:table-cell>
          <table:table-cell table:formula="of:=([.$A14]-[.$A13])/([.E14]-[.E13])" office:value-type="percentage" office:value="0.0277777777777778">
            <text:p>2.78%</text:p>
          </table:table-cell>
          <table:table-cell table:number-columns-repeated="1014"/>
        </table:table-row>
      </table:table>
      <table:named-expressions/>
      <table:database-ranges>
        <table:database-range table:name="__Anonymous_Sheet_DB__0" table:target-range-address="Sheet1.A3:Sheet1.E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e" style:country-complex="IL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2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9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number:number-style style:name="N131">
      <number:number number:decimal-places="1" number:min-integer-digits="1"/>
    </number:number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1T23:43:21</meta:creation-date>
    <dc:date>2012-06-20T20:57:00</dc:date>
    <meta:editing-duration>PT1H20M13S</meta:editing-duration>
    <meta:editing-cycles>24</meta:editing-cycles>
    <meta:generator>LibreOffice/3.5$MacOSX_x86 LibreOffice_project/235ab8a-3802056-4a8fed3-2d66ea8-e241b80</meta:generator>
    <meta:print-date>2012-05-22T00:41:40</meta:print-date>
    <meta:document-statistic meta:table-count="1" meta:cell-count="1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4c4c4c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59cm" svg:height="15.045cm" xlink:href=".." xlink:type="simple" chart:class="chart:scatter" chart:style-name="ch1">
        <chart:title svg:x="4.358cm" svg:y="0.436cm" chart:style-name="ch2">
          <text:p>Controlled Light Measurements</text:p>
        </chart:title>
        <chart:legend chart:legend-position="end" svg:x="13.492cm" svg:y="6.472cm" style:legend-expansion="high" chart:style-name="ch3"/>
        <chart:plot-area chart:style-name="ch4" table:cell-range-address="Sheet1.A2:Sheet1.E16" chart:data-source-has-labels="row" svg:x="1.32cm" svg:y="2.135cm" svg:width="11.562cm" svg:height="11.625cm">
          <chartooo:coordinate-region svg:x="2.368cm" svg:y="2.336cm" svg:width="10.313cm" svg:height="10.775cm"/>
          <chart:axis chart:dimension="x" chart:name="primary-x" chart:style-name="ch5">
            <chart:title svg:x="5.599cm" svg:y="14.06cm" chart:style-name="ch6">
              <text:p>Light Meter Aperture</text:p>
            </chart:title>
            <chart:grid chart:style-name="ch7" chart:class="major"/>
          </chart:axis>
          <chart:axis chart:dimension="y" chart:name="primary-y" chart:style-name="ch5">
            <chart:title svg:x="0.451cm" svg:y="9.299cm" chart:style-name="ch8">
              <text:p>Raw Arduino Input</text:p>
            </chart:title>
            <chart:grid chart:style-name="ch7" chart:class="major"/>
          </chart:axis>
          <chart:series chart:style-name="ch9" chart:values-cell-range-address="Sheet1.B3:Sheet1.B16" chart:label-cell-address="Sheet1.B2:Sheet1.B2" chart:class="chart:scatter">
            <chart:domain table:cell-range-address="Sheet1.A3:Sheet1.A16"/>
            <chart:data-point chart:repeated="14"/>
          </chart:series>
          <chart:series chart:style-name="ch10" chart:values-cell-range-address="Sheet1.C3:Sheet1.C16" chart:label-cell-address="Sheet1.C2:Sheet1.C2" chart:class="chart:scatter">
            <chart:data-point chart:repeated="14"/>
          </chart:series>
          <chart:series chart:style-name="ch11" chart:values-cell-range-address="Sheet1.D3:Sheet1.D16" chart:label-cell-address="Sheet1.D2:Sheet1.D2" chart:class="chart:scatter">
            <chart:data-point chart:repeated="14"/>
          </chart:series>
          <chart:series chart:style-name="ch12" chart:values-cell-range-address="Sheet1.E3:Sheet1.E16" chart:label-cell-address="Sheet1.E2:Sheet1.E2" chart:class="chart:scatte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5</text:p>
                <draw:g>
                  <svg:desc>Sheet1.B2:Sheet1.B2</svg:desc>
                </draw:g>
              </table:table-cell>
              <table:table-cell office:value-type="string">
                <text:p>A4</text:p>
                <draw:g>
                  <svg:desc>Sheet1.C2:Sheet1.C2</svg:desc>
                </draw:g>
              </table:table-cell>
              <table:table-cell office:value-type="string">
                <text:p>A3</text:p>
                <draw:g>
                  <svg:desc>Sheet1.D2:Sheet1.D2</svg:desc>
                </draw:g>
              </table:table-cell>
              <table:table-cell office:value-type="string">
                <text:p>A2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">
                <text:p>1.9</text:p>
                <draw:g>
                  <svg:desc>Sheet1.A3:Sheet1.A16</svg:desc>
                </draw:g>
              </table:table-cell>
              <table:table-cell office:value-type="float" office:value="30">
                <text:p>30</text:p>
                <draw:g>
                  <svg:desc>Sheet1.B3:Sheet1.B16</svg:desc>
                </draw:g>
              </table:table-cell>
              <table:table-cell office:value-type="float" office:value="22">
                <text:p>22</text:p>
                <draw:g>
                  <svg:desc>Sheet1.C3:Sheet1.C16</svg:desc>
                </draw:g>
              </table:table-cell>
              <table:table-cell office:value-type="float" office:value="22">
                <text:p>22</text:p>
                <draw:g>
                  <svg:desc>Sheet1.D3:Sheet1.D16</svg:desc>
                </draw:g>
              </table:table-cell>
              <table:table-cell office:value-type="float" office:value="28">
                <text:p>28</text:p>
                <draw:g>
                  <svg:desc>Sheet1.E3:Sheet1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9">
                <text:p>2.9</text:p>
              </table:table-cell>
              <table:table-cell office:value-type="float" office:value="82">
                <text:p>82</text:p>
              </table:table-cell>
              <table:table-cell office:value-type="float" office:value="59">
                <text:p>59</text:p>
              </table:table-cell>
              <table:table-cell office:value-type="float" office:value="63">
                <text:p>6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7">
                <text:p>3.7</text:p>
              </table:table-cell>
              <table:table-cell office:value-type="float" office:value="105">
                <text:p>105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3">
                <text:p>5.3</text:p>
              </table:table-cell>
              <table:table-cell office:value-type="float" office:value="260">
                <text:p>260</text:p>
              </table:table-cell>
              <table:table-cell office:value-type="float" office:value="199">
                <text:p>199</text:p>
              </table:table-cell>
              <table:table-cell office:value-type="float" office:value="221">
                <text:p>22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456">
                <text:p>456</text:p>
              </table:table-cell>
              <table:table-cell office:value-type="float" office:value="380">
                <text:p>380</text:p>
              </table:table-cell>
              <table:table-cell office:value-type="float" office:value="410">
                <text:p>41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9">
                <text:p>7.9</text:p>
              </table:table-cell>
              <table:table-cell office:value-type="float" office:value="553">
                <text:p>553</text:p>
              </table:table-cell>
              <table:table-cell office:value-type="float" office:value="494">
                <text:p>494</text:p>
              </table:table-cell>
              <table:table-cell office:value-type="float" office:value="513">
                <text:p>513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650">
                <text:p>650</text:p>
              </table:table-cell>
              <table:table-cell office:value-type="float" office:value="596">
                <text:p>596</text:p>
              </table:table-cell>
              <table:table-cell office:value-type="float" office:value="624">
                <text:p>624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3">
                <text:p>10.3</text:p>
              </table:table-cell>
              <table:table-cell office:value-type="float" office:value="780">
                <text:p>780</text:p>
              </table:table-cell>
              <table:table-cell office:value-type="float" office:value="725">
                <text:p>725</text:p>
              </table:table-cell>
              <table:table-cell office:value-type="float" office:value="752">
                <text:p>752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3">
                <text:p>11.3</text:p>
              </table:table-cell>
              <table:table-cell office:value-type="float" office:value="828">
                <text:p>828</text:p>
              </table:table-cell>
              <table:table-cell office:value-type="float" office:value="770">
                <text:p>770</text:p>
              </table:table-cell>
              <table:table-cell office:value-type="float" office:value="799">
                <text:p>799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1">
                <text:p>12.1</text:p>
              </table:table-cell>
              <table:table-cell office:value-type="float" office:value="858">
                <text:p>858</text:p>
              </table:table-cell>
              <table:table-cell office:value-type="float" office:value="798">
                <text:p>798</text:p>
              </table:table-cell>
              <table:table-cell office:value-type="float" office:value="822">
                <text:p>822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1">
                <text:p>13.1</text:p>
              </table:table-cell>
              <table:table-cell office:value-type="float" office:value="904">
                <text:p>904</text:p>
              </table:table-cell>
              <table:table-cell office:value-type="float" office:value="880">
                <text:p>880</text:p>
              </table:table-cell>
              <table:table-cell office:value-type="float" office:value="892">
                <text:p>892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6">
                <text:p>13.6</text:p>
              </table:table-cell>
              <table:table-cell office:value-type="float" office:value="923">
                <text:p>923</text:p>
              </table:table-cell>
              <table:table-cell office:value-type="float" office:value="905">
                <text:p>905</text:p>
              </table:table-cell>
              <table:table-cell office:value-type="float" office:value="915">
                <text:p>915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235ab8a-3802056-4a8fed3-2d66ea8-e241b8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